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Verdana" svg:font-family="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 style:list-style-name="L14"/>
    <style:style style:name="P7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8" style:family="paragraph" style:parent-style-name="Standard" style:list-style-name="L1">
      <style:paragraph-properties fo:margin-left="2.501cm" fo:margin-right="0cm" fo:text-indent="-0.635cm" style:auto-text-indent="false"/>
    </style:style>
    <style:style style:name="P9" style:family="paragraph" style:parent-style-name="Standard">
      <style:paragraph-properties fo:margin-left="2.501cm" fo:margin-right="0cm" fo:text-indent="-0.635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 style:list-style-name="L14">
      <style:paragraph-properties fo:margin-left="2.501cm" fo:margin-right="0cm" fo:text-indent="-0.635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 style:list-style-name="L9">
      <style:paragraph-properties fo:margin-left="2.501cm" fo:margin-right="0cm" fo:text-indent="-0.635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 style:list-style-name="L12">
      <style:paragraph-properties fo:margin-left="2.501cm" fo:margin-right="0cm" fo:text-indent="-0.635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 style:list-style-name="L7">
      <style:paragraph-properties fo:margin-left="2.501cm" fo:margin-right="0cm" fo:text-indent="-0.635cm" style:auto-text-indent="false"/>
    </style:style>
    <style:style style:name="P14" style:family="paragraph" style:parent-style-name="Standard" style:list-style-name="L1">
      <style:paragraph-properties fo:margin-left="1.251cm" fo:margin-right="0cm" fo:text-indent="-0.635cm" style:auto-text-indent="false"/>
    </style:style>
    <style:style style:name="P15" style:family="paragraph" style:parent-style-name="Standard" style:list-style-name="L1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6" style:family="paragraph" style:parent-style-name="Standard" style:list-style-name="L1">
      <style:paragraph-properties fo:margin-left="0cm" fo:margin-right="0cm" fo:text-indent="0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8" style:family="paragraph" style:parent-style-name="Standard" style:list-style-name="L4">
      <style:paragraph-properties fo:margin-left="3.752cm" fo:margin-right="0cm" fo:text-indent="-0.635cm" style:auto-text-indent="false"/>
    </style:style>
    <style:style style:name="P19" style:family="paragraph" style:parent-style-name="Standard" style:list-style-name="L14">
      <style:paragraph-properties fo:margin-left="3.752cm" fo:margin-right="0cm" fo:text-indent="-0.635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20" style:family="paragraph" style:parent-style-name="Standard" style:list-style-name="L9">
      <style:paragraph-properties fo:margin-left="3.752cm" fo:margin-right="0cm" fo:text-indent="-0.635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Standard" style:list-style-name="L7">
      <style:paragraph-properties fo:margin-left="3.752cm" fo:margin-right="0cm" fo:text-indent="-0.635cm" style:auto-text-indent="false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fo:font-weight="bold" style:font-weight-asian="bold" style:font-weight-complex="bold"/>
    </style:style>
    <style:style style:name="P23" style:family="paragraph" style:parent-style-name="Standard" style:list-style-name="L1">
      <style:paragraph-properties fo:margin-left="1.251cm" fo:margin-right="0cm" fo:text-indent="0cm" style:auto-text-indent="false"/>
      <style:text-properties fo:font-weight="bold" style:font-weight-asian="bold" style:font-weight-complex="bold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25" style:family="paragraph" style:parent-style-name="Text_20_body" style:list-style-name="L1">
      <style:paragraph-properties fo:margin-left="2.501cm" fo:margin-right="0cm" fo:text-indent="-0.635cm" style:auto-text-indent="false"/>
      <style:text-properties fo:font-variant="normal" fo:text-transform="none" fo:color="#000000" style:font-name="Times New Roman" fo:font-size="12pt" fo:letter-spacing="normal" fo:font-style="normal" fo:font-weight="normal"/>
    </style:style>
    <style:style style:name="P26" style:family="paragraph" style:parent-style-name="Heading_20_1">
      <style:paragraph-properties fo:text-align="center" style:justify-single-word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52cm" fo:text-indent="-0.635cm" fo:margin-left="3.7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52cm" fo:text-indent="-0.635cm" fo:margin-left="3.7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Funksjonalitet – UseCase</text:h>
      <text:p text:style-name="P3"/>
      <text:p text:style-name="P7">Registrering</text:p>
      <text:p text:style-name="P7"/>
      <text:list xml:id="list5863425575068575646" text:style-name="L1">
        <text:list-item>
          <text:p text:style-name="P1">Registrere person (navn, adresse, e-post, tlf)</text:p>
        </text:list-item>
        <text:list-item>
          <text:p text:style-name="P8">Utleier (firma, boligliste)</text:p>
        </text:list-item>
        <text:list-item>
          <text:p text:style-name="P8">Boligsøker (personlige opplysninger, krav til boligen, krav til pris)</text:p>
        </text:list-item>
        <text:list-item>
          <text:p text:style-name="P14">Registrere boliger (adresse, type, areal, ant. rom, byggeår, beskrivelse, utleiepris, annonsedato, bilde)</text:p>
        </text:list-item>
        <text:list-item>
          <text:p text:style-name="P8">Enebolig/Rekkehus (ant. Etasjer, kjeller?, tomteareal) </text:p>
        </text:list-item>
        <text:list-item>
          <text:p text:style-name="P8">Leilighet (etasje, heis?, balkong?, diverse)</text:p>
        </text:list-item>
        <text:list-item>
          <text:p text:style-name="P14">Registrere leiekontrakter (utleieboligen, utleier, leietaker, leiepris, varighet) - historikk</text:p>
        </text:list-item>
        <text:list-item>
          <text:p text:style-name="P14">Sletting av boliger</text:p>
        </text:list-item>
        <text:list-item>
          <text:p text:style-name="P14">Sletting av person<text:line-break/></text:p>
          <text:p text:style-name="P16">Hente ut opplysninger</text:p>
          <text:p text:style-name="P23"><text:line-break/>Om boliger</text:p>
          <text:p text:style-name="P15"/>
        </text:list-item>
        <text:list-item>
          <text:p text:style-name="P25">opplysninger om bolig på gitt adresse</text:p>
        </text:list-item>
        <text:list-item>
          <text:p text:style-name="P8">opplysninger om boliger etter:</text:p>
        </text:list-item>
      </text:list>
      <text:list xml:id="list4864818116779921184" text:style-name="L4">
        <text:list-item>
          <text:p text:style-name="P18">Boligtype</text:p>
        </text:list-item>
        <text:list-item>
          <text:p text:style-name="P18">Boareal</text:p>
        </text:list-item>
        <text:list-item>
          <text:p text:style-name="P18">antall rom</text:p>
        </text:list-item>
        <text:list-item>
          <text:p text:style-name="P18">utleiepris</text:p>
        </text:list-item>
      </text:list>
      <text:list xml:id="list6211959971613443754" text:style-name="L7">
        <text:list-item>
          <text:p text:style-name="P13">utskrift med opplysninger om alle boliger i utleieregisteret</text:p>
        </text:list-item>
        <text:list-item>
          <text:p text:style-name="P21">sortering</text:p>
        </text:list-item>
      </text:list>
      <text:p text:style-name="Standard"/>
      <text:p text:style-name="P22">Om personer</text:p>
      <text:p text:style-name="P2"/>
      <text:list xml:id="list1389925093667348009" text:style-name="L9">
        <text:list-item>
          <text:p text:style-name="P11">opplysninger om en navngitt person</text:p>
        </text:list-item>
        <text:list-item>
          <text:p text:style-name="P11">hvilke personer som har meldt interesse om en bolig</text:p>
        </text:list-item>
        <text:list-item>
          <text:p text:style-name="P11">utskrift av alle registrerte boligsøkere, med opplysninger om bolig de evt. er interessert i.</text:p>
        </text:list-item>
        <text:list-item>
          <text:p text:style-name="P20">sortering</text:p>
        </text:list-item>
      </text:list>
      <text:p text:style-name="P5"/>
      <text:p text:style-name="P24">Generelt</text:p>
      <text:p text:style-name="P4"/>
      <text:list xml:id="list243041516805502934" text:style-name="L12">
        <text:list-item>
          <text:p text:style-name="P12">antall boliger firmaet har for utleie</text:p>
        </text:list-item>
        <text:list-item>
          <text:p text:style-name="P12">antall leiekontrakter firmaet har formidlet</text:p>
        </text:list-item>
      </text:list>
      <text:p text:style-name="P5"/>
      <text:p text:style-name="P24">Historikk</text:p>
      <text:p text:style-name="P4"/>
      <text:list xml:id="list4619332443086983589" text:style-name="L14">
        <text:list-item>
          <text:p text:style-name="P10">Oversikt over alle inngåtte leiekontrakter</text:p>
        </text:list-item>
        <text:list-item>
          <text:p text:style-name="P19">Søke blant disse</text:p>
        </text:list-item>
      </text:list>
      <text:p text:style-name="P9"/>
      <text:p text:style-name="P17">Filbehandling</text:p>
      <text:list xml:id="list31623401" text:continue-numbering="true" text:style-name="L14">
        <text:list-item>
          <text:p text:style-name="P6"><text:span text:style-name="T1">Skrive data til fil</text:span></text:p>
        </text:list-item>
        <text:list-item>
          <text:p text:style-name="P6"><text:soft-page-break/><text:span text:style-name="T1">Lese data fra fil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Verdana" svg:font-family="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4T11:14:05.24</meta:creation-date>
    <dc:date>2014-03-24T11:47:48.21</dc:date>
    <meta:editing-duration>PT33M41S</meta:editing-duration>
    <meta:editing-cycles>7</meta:editing-cycles>
    <meta:generator>OpenOffice.org/3.4.1$Win32 OpenOffice.org_project/341m1$Build-9593</meta:generator>
    <meta:document-statistic meta:table-count="0" meta:image-count="0" meta:object-count="0" meta:page-count="2" meta:paragraph-count="35" meta:word-count="176" meta:character-count="1150"/>
  </office:meta>
</office:document-meta>
</file>